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24.289cm"/>
    </style:style>
    <style:style style:name="co5" style:family="table-column">
      <style:table-column-properties fo:break-before="auto" style:column-width="9.749cm"/>
    </style:style>
    <style:style style:name="co6" style:family="table-column">
      <style:table-column-properties fo:break-before="auto" style:column-width="13.328cm"/>
    </style:style>
    <style:style style:name="co7" style:family="table-column">
      <style:table-column-properties fo:break-before="auto" style:column-width="13.804cm"/>
    </style:style>
    <style:style style:name="co8" style:family="table-column">
      <style:table-column-properties fo:break-before="auto" style:column-width="3.694cm"/>
    </style:style>
    <style:style style:name="co9" style:family="table-column">
      <style:table-column-properties fo:break-before="auto" style:column-width="5.89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3.367cm" fo:break-before="auto" style:use-optimal-row-height="true"/>
    </style:style>
    <style:style style:name="ro3" style:family="table-row">
      <style:table-row-properties style:row-height="2.526cm" fo:break-before="auto" style:use-optimal-row-height="true"/>
    </style:style>
    <style:style style:name="ro4" style:family="table-row">
      <style:table-row-properties style:row-height="1.764cm" fo:break-before="auto" style:use-optimal-row-height="true"/>
    </style:style>
    <style:style style:name="ro5" style:family="table-row">
      <style:table-row-properties style:row-height="2.97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3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/>
    </style:style>
    <style:style style:name="ce33" style:family="table-cell" style:parent-style-name="Default">
      <style:table-cell-properties fo:border-bottom="none" fo:background-color="#333333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35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333333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/>
    </style:style>
    <style:style style:name="ce11" style:family="table-cell" style:parent-style-name="Default">
      <style:text-properties fo:color="#000000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62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6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padding="0.071cm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 style:font-name-complex="Lucida Sans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Lucida Sans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Arial"/>
    </style:style>
    <style:style style:name="T11" style:family="text">
      <style:text-properties fo:color="#ffbf00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2a60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ecensements_1836_PSTI6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 table:style-name="ce17" office:value-type="string" calcext:value-type="string">
            <text:p>Champ</text:p>
          </table:table-cell>
          <table:table-cell table:style-name="ce17" office:value-type="string" calcext:value-type="string">
            <text:p>Exemple</text:p>
          </table:table-cell>
          <table:table-cell table:style-name="ce17" office:value-type="string" calcext:value-type="string">
            <text:p>Classe</text:p>
          </table:table-cell>
          <table:table-cell table:style-name="ce17" office:value-type="string" calcext:value-type="string">
            <text:p>Chemins</text:p>
          </table:table-cell>
          <table:table-cell table:style-name="ce25" office:value-type="string" calcext:value-type="string">
            <text:p>Commentaire</text:p>
          </table:table-cell>
          <table:table-cell table:style-name="ce27"/>
          <table:table-cell table:number-columns-repeated="14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/</text:p>
          </table:table-cell>
          <table:table-cell table:style-name="ce43" office:value-type="string" calcext:value-type="string">
            <text:p>Ignorer pour l’instant</text:p>
          </table:table-cell>
          <table:table-cell table:style-name="ce27"/>
          <table:table-cell table:number-columns-repeated="14"/>
        </table:table-row>
        <table:table-row table:style-name="ro2">
          <table:table-cell/>
          <table:table-cell table:style-name="ce6" office:value-type="string" calcext:value-type="string">
            <text:p>Impasse du boulevard</text:p>
          </table:table-cell>
          <table:table-cell table:style-name="ce31" office:value-type="string" calcext:value-type="string">
            <text:p>E44 Place Appellation</text:p>
          </table:table-cell>
          <table:table-cell table:style-name="ce37" office:value-type="string" calcext:value-type="string">
            <text:p><text:span text:style-name="T1">C11 Appellation in a Language</text:span> → sdh:P13 refers to name → <text:span text:style-name="T2">E44 Place Appellation</text:span></text:p>
            <text:p><text:span text:style-name="T3">----- </text:span><text:span text:style-name="T4">C11</text:span><text:span text:style-name="T5"> → sdh:P12 used in language → E56 Language (« Français »)</text:span></text:p>
            <text:p><text:span text:style-name="T3">----- </text:span><text:span text:style-name="T4">C11</text:span><text:span text:style-name="T5"> → sdh:P11 is appellation for language of → </text:span><text:span text:style-name="T6">C13 Geographical Place</text:span></text:p>
            <text:p><text:span text:style-name="T3">---------- </text:span><text:span text:style-name="T6">C13</text:span><text:span text:style-name="T5"> → sdh:P20 has geographical place kind → C51 Geographical Place Kind (« Quartier/Rue »)</text:span></text:p>
            <text:p><text:span text:style-name="T3">---------- </text:span><text:span text:style-name="T6">C13</text:span><text:span text:style-name="T5"> → sdh-so:P49 is location of → </text:span><text:span text:style-name="T7">C28 Legal Location of an Actor</text:span></text:p>
            <text:p><text:span text:style-name="T3">--------------- </text:span><text:span text:style-name="T8">C28</text:span><text:span text:style-name="T5"> → sdh-so:P51 has legal location type → C33 Legal Location Type (« Résidence »)</text:span></text:p>
            <text:p><text:span text:style-name="T3">--------------- </text:span><text:span text:style-name="T8">C28</text:span><text:span text:style-name="T5"> → </text:span><text:span text:style-name="T9">sdh-so:P52 is legal connotation</text:span><text:span text:style-name="T10"> of → E74 Group</text:span></text:p>
            <text:p><text:span text:style-name="T3">--------------- </text:span><text:span text:style-name="T8">C28</text:span><text:span text:style-name="T5"> → crm:P4 has time-span → E52 Time-Span (« 1836 »)</text:span></text:p>
          </table:table-cell>
          <table:table-cell table:style-name="ce43"/>
          <table:table-cell table:style-name="ce27"/>
          <table:table-cell table:number-columns-repeated="14"/>
        </table:table-row>
        <table:table-row table:style-name="ro3">
          <table:table-cell/>
          <table:table-cell table:style-name="ce6" office:value-type="float" office:value="406" calcext:value-type="float">
            <text:p>406</text:p>
          </table:table-cell>
          <table:table-cell table:style-name="ce31" office:value-type="string" calcext:value-type="string">
            <text:p>E42 Identifier</text:p>
          </table:table-cell>
          <table:table-cell table:style-name="ce30" office:value-type="string" calcext:value-type="string">
            <text:p><text:span text:style-name="T2">E42 Identifier </text:span>→ crm:P141 was assigned by → <text:span text:style-name="T1">E15 Identifier Assignment</text:span></text:p>
            <text:p>----- <text:span text:style-name="T1">E15</text:span> → crm:P140 assigned attribute to → <text:span text:style-name="T11">E74 Group</text:span></text:p>
            <text:p>---------- <text:span text:style-name="T11">E74</text:span> → crm-sup:P7 has group type → C9 Group Type (« Ménage »)</text:p>
            <text:p><text:span text:style-name="T12">---------- </text:span><text:span text:style-name="T6">E74</text:span><text:span text:style-name="T12"> → crm-sup:P2 was the membership group of → </text:span><text:span text:style-name="T8">C5 Membership</text:span></text:p>
            <text:p><text:span text:style-name="T3">--------------- </text:span><text:span text:style-name="T8">C5</text:span><text:span text:style-name="T5"> → sdh-so:P1 was membership of → E21 Person</text:span></text:p>
            <text:p><text:span text:style-name="T3">--------------- </text:span><text:span text:style-name="T8">C5</text:span><text:span text:style-name="T5"> → crm:P4 has time-span → E52 Time-Span (« 1836 »)</text:span></text:p>
          </table:table-cell>
          <table:table-cell table:style-name="ce43" office:value-type="string" calcext:value-type="string">
            <text:p><text:span text:style-name="T12">Le Time-Span ne devrait-il pas être lié à </text:span><text:span text:style-name="T4">E15</text:span><text:span text:style-name="T12"> </text:span>plutôt qu’à <text:span text:style-name="T18">C5 </text:span>?</text:p>
          </table:table-cell>
          <table:table-cell table:style-name="ce27"/>
          <table:table-cell table:number-columns-repeated="14"/>
        </table:table-row>
        <table:table-row table:style-name="ro4">
          <table:table-cell/>
          <table:table-cell table:style-name="ce6" office:value-type="string" calcext:value-type="string">
            <text:p>Galler</text:p>
          </table:table-cell>
          <table:table-cell table:style-name="ce31" office:value-type="string" calcext:value-type="string">
            <text:p>E62 String</text:p>
          </table:table-cell>
          <table:table-cell table:style-name="ce38" office:value-type="string" calcext:value-type="string">
            <text:p><text:span text:style-name="T13">C38 Person Appellation in a Language </text:span><text:span text:style-name="T5">→ sdh:P13 refers to name → </text:span><text:span text:style-name="T14">E62 String</text:span></text:p>
            <text:p><text:span text:style-name="T3">----- </text:span><text:span text:style-name="T4">C38</text:span><text:span text:style-name="T14"> </text:span><text:span text:style-name="T12">→ sdh:P11 is appellation for langage of → E21 Person</text:span></text:p>
            <text:p><text:span text:style-name="T3">----- </text:span><text:span text:style-name="T4">C38</text:span><text:span text:style-name="T12"> → crm:P14 has appellation for langage type → C39 Person</text:span><text:span text:style-name="T5"> Appellation in a Language type (« Nom de mari</text:span><text:span text:style-name="T12">age » (« Nom de naissance » si jeune fille)</text:span></text:p>
            <text:p><text:span text:style-name="T3">----- </text:span><text:span text:style-name="T4">C38</text:span><text:span text:style-name="T12"> → crm:P12 used in language → E56 Language</text:span><text:span text:style-name="T5"> (« Français »</text:span><text:span text:style-name="T12">)</text:span></text:p>
          </table:table-cell>
          <table:table-cell table:style-name="ce43"/>
          <table:table-cell table:style-name="ce27"/>
          <table:table-cell table:number-columns-repeated="14"/>
        </table:table-row>
        <table:table-row table:style-name="ro4">
          <table:table-cell/>
          <table:table-cell table:style-name="ce6" office:value-type="string" calcext:value-type="string">
            <text:p>Dubier</text:p>
          </table:table-cell>
          <table:table-cell table:style-name="ce31" office:value-type="string" calcext:value-type="string">
            <text:p>E62 String</text:p>
          </table:table-cell>
          <table:table-cell table:style-name="ce38" office:value-type="string" calcext:value-type="string">
            <text:p><text:span text:style-name="T13">C38 Person Appellation in a Language </text:span><text:span text:style-name="T5">→ sdh:P13 refers to name → </text:span><text:span text:style-name="T14">E62 String</text:span></text:p>
            <text:p><text:span text:style-name="T3">----- </text:span><text:span text:style-name="T4">C38</text:span><text:span text:style-name="T14"> </text:span><text:span text:style-name="T12">→ sdh:P11 is appellation for langage of → E21 Person</text:span></text:p>
            <text:p><text:span text:style-name="T3">----- </text:span><text:span text:style-name="T4">C38</text:span><text:span text:style-name="T12"> → crm:P14 has appellation for langage type → C39 Person</text:span><text:span text:style-name="T5"> Appellation in a Language type (« Nom de jeune fille »</text:span><text:span text:style-name="T12">)</text:span></text:p>
            <text:p><text:span text:style-name="T3">----- </text:span><text:span text:style-name="T4">C38</text:span><text:span text:style-name="T12"> → crm:P12 used in language → E56 Language</text:span><text:span text:style-name="T5"> (« Français »</text:span><text:span text:style-name="T12">)</text:span></text:p>
          </table:table-cell>
          <table:table-cell table:style-name="ce43"/>
          <table:table-cell table:style-name="ce27"/>
          <table:table-cell table:number-columns-repeated="14"/>
        </table:table-row>
        <table:table-row table:style-name="ro4">
          <table:table-cell/>
          <table:table-cell table:style-name="ce6" office:value-type="string" calcext:value-type="string">
            <text:p>Mauricette</text:p>
          </table:table-cell>
          <table:table-cell table:style-name="ce31" office:value-type="string" calcext:value-type="string">
            <text:p>E62 String</text:p>
          </table:table-cell>
          <table:table-cell table:style-name="ce38" office:value-type="string" calcext:value-type="string">
            <text:p><text:span text:style-name="T13">C38 Person Appellation in a Language </text:span><text:span text:style-name="T5">→ sdh:P13 refers to name → </text:span><text:span text:style-name="T14">E62 String</text:span></text:p>
            <text:p><text:span text:style-name="T3">----- </text:span><text:span text:style-name="T4">C38</text:span><text:span text:style-name="T14"> </text:span><text:span text:style-name="T12">→ sdh:P11 is appellation for langage of → E21 Person</text:span></text:p>
            <text:p><text:span text:style-name="T3">----- </text:span><text:span text:style-name="T4">C38</text:span><text:span text:style-name="T12"> → crm:P14 has appellation for langage type → C39 Person</text:span><text:span text:style-name="T5"> Appellation in a Language type (« Prénom »</text:span><text:span text:style-name="T12">)</text:span></text:p>
            <text:p><text:span text:style-name="T3">----- </text:span><text:span text:style-name="T4">C38</text:span><text:span text:style-name="T12"> → crm:P12 used in language → E56 Language</text:span><text:span text:style-name="T5"> (« Français »</text:span><text:span text:style-name="T12">)</text:span></text:p>
          </table:table-cell>
          <table:table-cell table:style-name="ce43"/>
          <table:table-cell table:style-name="ce27"/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domestique jardinier</text:p>
          </table:table-cell>
          <table:table-cell table:style-name="ce32" office:value-type="string" calcext:value-type="string">
            <text:p>E62 String</text:p>
          </table:table-cell>
          <table:table-cell table:style-name="ce30" office:value-type="string" calcext:value-type="string">
            <text:p><text:span text:style-name="T13">C11 Appellation in a Language </text:span><text:span text:style-name="T5">→ sdh:P13 refers to name → </text:span><text:span text:style-name="T14">E62 String</text:span></text:p>
            <text:p><text:span text:style-name="T3">----- </text:span><text:span text:style-name="T4">C11</text:span><text:span text:style-name="T5"> → crm:P14 has appellation for langage type → C12 Appellation in a Language type (« Activité professionnelle »)</text:span></text:p>
            <text:p><text:span text:style-name="T3">----- </text:span><text:span text:style-name="T4">C11</text:span><text:span text:style-name="T14"> </text:span><text:span text:style-name="T5">→ crm:P12 used in language → E56 Language (« Français »)</text:span></text:p>
            <text:p><text:span text:style-name="T3">----- </text:span><text:span text:style-name="T4">C11</text:span><text:span text:style-name="T14"> </text:span><text:span text:style-name="T5">→ sdh:P11 is appellation for langage of → </text:span><text:span text:style-name="T6">C7 Occupation</text:span></text:p>
            <text:p><text:span text:style-name="T12">---------- </text:span><text:span text:style-name="T8">C8 Occupation (temporal entity)</text:span><text:span text:style-name="T12"> → sdh-so:P5 is about → </text:span><text:span text:style-name="T6">C7</text:span></text:p>
            <text:p><text:span text:style-name="T3">--------------- </text:span><text:span text:style-name="T8">C8</text:span><text:span text:style-name="T6"> </text:span><text:span text:style-name="T5">→ sdh-so:P4 is occupation of → E21 Person</text:span></text:p>
            <text:p><text:span text:style-name="T3">--------------- </text:span><text:span text:style-name="T8">C8</text:span><text:span text:style-name="T6"> </text:span><text:span text:style-name="T5">→ crm:P4 has time-span → E52 Time-Span (« 1836 »)</text:span></text:p>
          </table:table-cell>
          <table:table-cell table:style-name="ce44" office:value-type="string" calcext:value-type="string">
            <text:p>Suggestion avec Occupation (temporal entity)</text:p>
          </table:table-cell>
          <table:table-cell table:style-name="ce27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homme marié</text:p>
          </table:table-cell>
          <table:table-cell table:style-name="ce33"/>
          <table:table-cell table:style-name="ce39"/>
          <table:table-cell table:style-name="ce45"/>
          <table:table-cell table:style-name="ce49"/>
          <table:table-cell table:number-columns-repeated="14"/>
        </table:table-row>
        <table:table-row table:style-name="ro6">
          <table:table-cell/>
          <table:table-cell table:style-name="ce8" office:value-type="string" calcext:value-type="string">
            <text:p>homme</text:p>
          </table:table-cell>
          <table:table-cell table:style-name="ce34" office:value-type="string" calcext:value-type="string">
            <text:p>E62 String</text:p>
          </table:table-cell>
          <table:table-cell table:style-name="ce40" office:value-type="string" calcext:value-type="string">
            <text:p><text:span text:style-name="T13">C11 Appellation in a Language </text:span><text:span text:style-name="T5">→ sdh:P13 refers to name → </text:span><text:span text:style-name="T14">E62 String</text:span></text:p>
            <text:p><text:span text:style-name="T3">----- </text:span><text:span text:style-name="T4">C11</text:span><text:span text:style-name="T5"> → crm:P14 has appellation for langage type → C12 Appellation in a Language type (« Genre »)</text:span></text:p>
            <text:p><text:span text:style-name="T3">----- </text:span><text:span text:style-name="T4">C11</text:span><text:span text:style-name="T14"> </text:span><text:span text:style-name="T5">→ crm:P12 used in language → E56 Language (« Français »)</text:span></text:p>
            <text:p><text:span text:style-name="T3">----- </text:span><text:span text:style-name="T4">C11</text:span><text:span text:style-name="T14"> </text:span><text:span text:style-name="T5">→ sdh:P11 is appellation for langage of → </text:span><text:span text:style-name="T6">C11 Gender</text:span></text:p>
            <text:p><text:span text:style-name="T12">---------- </text:span><text:span text:style-name="T6">C11</text:span><text:span text:style-name="T14"> </text:span><text:span text:style-name="T5">→ sdh-so:P23 is gender of → E21 Person</text:span></text:p>
          </table:table-cell>
          <table:table-cell table:style-name="ce61"/>
          <table:table-cell table:style-name="ce28"/>
          <table:table-cell table:number-columns-repeated="14"/>
        </table:table-row>
        <table:table-row table:style-name="ro5">
          <table:table-cell/>
          <table:table-cell table:style-name="ce9" office:value-type="string" calcext:value-type="string">
            <text:p>marié</text:p>
          </table:table-cell>
          <table:table-cell table:style-name="ce35" office:value-type="string" calcext:value-type="string">
            <text:p>E62 String</text:p>
          </table:table-cell>
          <table:table-cell table:style-name="ce40" office:value-type="string" calcext:value-type="string">
            <text:p><text:span text:style-name="T13">C11 Appellation in a Language </text:span><text:span text:style-name="T5">→ sdh:P13 refers to name → </text:span><text:span text:style-name="T14">E62 String</text:span></text:p>
            <text:p><text:span text:style-name="T3">----- </text:span><text:span text:style-name="T4">C11</text:span><text:span text:style-name="T5"> → crm:P14 has appellation for langage type → C12 Appellation in a Language type (« Statut marital »)</text:span></text:p>
            <text:p><text:span text:style-name="T3">----- </text:span><text:span text:style-name="T4">C11</text:span><text:span text:style-name="T14"> </text:span><text:span text:style-name="T5">→ crm:P12 used in language → E56 Language (« Français »)</text:span></text:p>
            <text:p><text:span text:style-name="T3">----- </text:span><text:span text:style-name="T4">C11</text:span><text:span text:style-name="T14"> </text:span><text:span text:style-name="T5">→ sdh:P11 is appellation for langage of → </text:span><text:span text:style-name="T6">C26 Legal Quality</text:span></text:p>
            <text:p><text:span text:style-name="T3">---------- </text:span><text:span text:style-name="T6">C26</text:span><text:span text:style-name="T14"> </text:span><text:span text:style-name="T5">→ sdh-so:P39 has type → C22 Legal Quality Type (« Statut marital »)</text:span></text:p>
            <text:p><text:span text:style-name="T12">---------- </text:span><text:span text:style-name="T6">C26</text:span><text:span text:style-name="T14"> </text:span><text:span text:style-name="T5">→ sdh-so:P37 is legal quality of → </text:span><text:span text:style-name="T8">C13 Social Role Embodiment</text:span></text:p>
            <text:p><text:span text:style-name="T3">--------------- </text:span><text:span text:style-name="T8">C13</text:span><text:span text:style-name="T5"> → sdh-so:P26 is embodiment by → E21 Person</text:span></text:p>
          </table:table-cell>
          <table:table-cell table:style-name="ce62" office:value-type="string" calcext:value-type="string">
            <text:p>Y a-t-il moyen de s’affranchir de C13 ? Pertinent d’indiquer deux fois le type ici ?</text:p>
          </table:table-cell>
          <table:table-cell table:style-name="ce29"/>
          <table:table-cell table:number-columns-repeated="14"/>
        </table:table-row>
        <table:table-row table:style-name="ro7">
          <table:table-cell/>
          <table:table-cell table:style-name="ce6" office:value-type="float" office:value="36" calcext:value-type="float">
            <text:p>36</text:p>
          </table:table-cell>
          <table:table-cell table:style-name="ce32" office:value-type="string" calcext:value-type="string">
            <text:p>E54 Dimension</text:p>
          </table:table-cell>
          <table:table-cell table:style-name="ce30" office:value-type="string" calcext:value-type="string">
            <text:p><text:span text:style-name="T2">E54 Dimension </text:span>→ crm:P191 was duration of <text:span text:style-name="T12">→ </text:span><text:span text:style-name="T4">E52 Time-Span</text:span></text:p>
            <text:p><text:span text:style-name="T12">----- </text:span><text:span text:style-name="T4">E52</text:span><text:span text:style-name="T12"> → crm:P4 is time-span of → </text:span><text:span text:style-name="T6">E67 Birth</text:span></text:p>
            <text:p><text:span text:style-name="T12">---------- </text:span><text:span text:style-name="T6">E67</text:span><text:span text:style-name="T12"> → crm:P98 brought </text:span><text:span text:style-name="T5">into life → E21 Person</text:span></text:p>
          </table:table-cell>
          <table:table-cell table:style-name="ce44"/>
          <table:table-cell table:style-name="ce27"/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soeur de la femme</text:p>
          </table:table-cell>
          <table:table-cell table:style-name="ce31" office:value-type="string" calcext:value-type="string">
            <text:p>C6 Expression fragment</text:p>
          </table:table-cell>
          <table:table-cell table:style-name="ce41" office:value-type="string" calcext:value-type="string">
            <text:p><text:span text:style-name="T15">C6 Expression fragment</text:span> → sdh-int:P5 has expr<text:span text:style-name="T16">ession portion type → C3 Expression Portion Type (« Cellule »)</text:span></text:p>
            <text:p><text:span text:style-name="T15">C6</text:span><text:span text:style-name="T5"> → crm:P102 has title -&gt; E35 Title (« Observations »)</text:span></text:p>
            <text:p><text:span text:style-name="T15">C6</text:span><text:span text:style-name="T5"> → sdh-int:P4 is part of → </text:span><text:span text:style-name="T4">F2 Expression</text:span></text:p>
            <text:p><text:span text:style-name="T3">----- </text:span><text:span text:style-name="T4">F2</text:span><text:span text:style-name="T17"> </text:span><text:span text:style-name="T5">→ crm:P102 has title -&gt; E35 Title (#Le titre original du registre [voir source])</text:span></text:p>
            <text:p><text:span text:style-name="T3">----- </text:span><text:span text:style-name="T4">F2</text:span><text:span text:style-name="T17"> </text:span><text:span text:style-name="T5">→ crm-sup:P4 has expression type → C6 Expression Type (« Registre de recensements »)</text:span></text:p>
            <text:p><text:span text:style-name="T3">----- </text:span><text:span text:style-name="T4">F2</text:span><text:span text:style-name="T5"> → crm:P128 is carried by → E22 Man-Made Object</text:span></text:p>
            <text:p><text:span text:style-name="T3">----- </text:span><text:span text:style-name="T4">F2</text:span><text:span text:style-name="T5"> → crm:P129 is about → E21 Person</text:span></text:p>
          </table:table-cell>
          <table:table-cell table:style-name="ce44"/>
          <table:table-cell table:style-name="ce27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1, 1, 3,98, 1, <text:s/>5</text:p>
          </table:table-cell>
          <table:table-cell table:number-columns-repeated="2" table:style-name="ce30" office:value-type="string" calcext:value-type="string">
            <text:p>/</text:p>
          </table:table-cell>
          <table:table-cell table:style-name="ce43" office:value-type="string" calcext:value-type="string">
            <text:p>Ignorer pour l’instant</text:p>
          </table:table-cell>
          <table:table-cell table:style-name="ce27"/>
          <table:table-cell table:number-columns-repeated="14"/>
        </table:table-row>
        <table:table-row table:style-name="ro6">
          <table:table-cell/>
          <table:table-cell table:style-name="ce6" office:value-type="string" calcext:value-type="string">
            <text:p>6M15</text:p>
          </table:table-cell>
          <table:table-cell table:style-name="ce31" office:value-type="string" calcext:value-type="string">
            <text:p>E42 Identifier</text:p>
          </table:table-cell>
          <table:table-cell table:style-name="ce30" office:value-type="string" calcext:value-type="string">
            <text:p><text:span text:style-name="T2">E42</text:span> <text:span text:style-name="T2">Identifier</text:span> → <text:span text:style-name="T12">crm:P141 was assigned by → </text:span><text:span text:style-name="T4">E15 Identifier Assignment</text:span></text:p>
            <text:p><text:span text:style-name="T3">----- </text:span><text:span text:style-name="T4">E15</text:span><text:span text:style-name="T5"> → crm:P41 was classified by → E17 Type Assignment (« Cote »)</text:span></text:p>
            <text:p><text:span text:style-name="T12">----- </text:span><text:span text:style-name="T4">E15</text:span><text:span text:style-name="T12"> → crm:P140 assigned attribute to → </text:span><text:span text:style-name="T6">E22 Man-Made Object</text:span></text:p>
            <text:p><text:span text:style-name="T12">---------- </text:span><text:span text:style-name="T6">E22</text:span><text:span text:style-name="T12"> → crm-sup:P1 has type → C4 Physical Human-Made Thing Type (« Livre »)</text:span></text:p>
            <text:p><text:span text:style-name="T12">---------- </text:span><text:span text:style-name="T6">E22</text:span><text:span text:style-name="T12"> → sdh:P17 has location → C15 Epistemic Location of a Physical Thing (#Lieu de conservation du registre [voir source])</text:span></text:p>
          </table:table-cell>
          <table:table-cell table:style-name="ce43"/>
          <table:table-cell table:style-name="ce27"/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17" office:value-type="string" calcext:value-type="string">
            <text:p>Profil OntoME</text:p>
          </table:table-cell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Entité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Biographical basics and family</text:p>
          </table:table-cell>
          <table:table-cell table:style-name="ce4" office:value-type="string" calcext:value-type="string">
            <text:p>SDHSS Semantic Data for Humanities and Social Sciences CIDOC CRM Extension ongoing</text:p>
          </table:table-cell>
          <table:table-cell office:value-type="string" calcext:value-type="string">
            <text:p>C13 Geographical Place, C17 Construction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CIDOC CRM version 6.2</text:p>
          </table:table-cell>
          <table:table-cell table:style-name="ce11" office:value-type="string" calcext:value-type="string">
            <text:p>E21 Person, E67 Birth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DHSS Social, legal and economic life ongoing</text:p>
          </table:table-cell>
          <table:table-cell table:style-name="ce4" office:value-type="string" calcext:value-type="string">
            <text:p><text:span text:style-name="T12">C11 Gender, C26 Legal Quality, </text:span>C28 Legal Location of an Actor, C33 Legal Location Typ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ocial and legal qualities of a person</text:p>
          </table:table-cell>
          <table:table-cell office:value-type="string" calcext:value-type="string">
            <text:p>SDHSS Social, legal and economic life ongoing</text:p>
          </table:table-cell>
          <table:table-cell table:style-name="ce4" office:value-type="string" calcext:value-type="string">
            <text:p><text:span text:style-name="T12">C1 Social Perception of an Actor, C7 Occupation (C2 Actor's Social Quality), C28 </text:span>Legal Location of an Actor, C33 Legal Location Typ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CIDOC CRM version 6.2</text:p>
          </table:table-cell>
          <table:table-cell table:style-name="ce11" office:value-type="string" calcext:value-type="string">
            <text:p>E21 Person, E74 Group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Geovistory Basics</text:p>
          </table:table-cell>
          <table:table-cell table:style-name="ce4" office:value-type="string" calcext:value-type="string">
            <text:p>SDHSS Semantic Data for Humanities and Social Sciences CIDOC CRM Extension ongoing</text:p>
          </table:table-cell>
          <table:table-cell office:value-type="string" calcext:value-type="string">
            <text:p><text:span text:style-name="T12">C11 Appellation in a Language, C12 Appellation in a Language Type, C38 Person Appellation in a Language, C39 Person Appellation in a Language Type, </text:span>C51 Geographical Place Kind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CIDOC CRM version 6.2</text:p>
          </table:table-cell>
          <table:table-cell table:style-name="ce4" office:value-type="string" calcext:value-type="string">
            <text:p><text:span text:style-name="T3">E21 Person, </text:span><text:span text:style-name="T12">E41 Appellation, E42 Identifier</text:span><text:span text:style-name="T5">, E52 Time-Span, E53 Place, </text:span><text:span text:style-name="T16">E62 Str</text:span>ing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Geovistory (ongoing)</text:p>
          </table:table-cell>
          <table:table-cell office:value-type="string" calcext:value-type="string">
            <text:p>C6 Expression fragmen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DHSS Intellectual and Literary Life ongoing</text:p>
          </table:table-cell>
          <table:table-cell office:value-type="string" calcext:value-type="string">
            <text:p>C3 Expression Portion Typ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DHSS CIDOC CRM supplement – ongoing</text:p>
          </table:table-cell>
          <table:table-cell office:value-type="string" calcext:value-type="string">
            <text:p>C6 Expression Typ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ilknow working profile</text:p>
          </table:table-cell>
          <table:table-cell office:value-type="string" calcext:value-type="string">
            <text:p>CIDOC CRM version 6.2</text:p>
          </table:table-cell>
          <table:table-cell office:value-type="string" calcext:value-type="string">
            <text:p>E15 Identifier Assignment, E17 Type Assignment, E22 Man-Made Object, E56 Languag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ocial and legal qualities of a person</text:p>
          </table:table-cell>
          <table:table-cell office:value-type="string" calcext:value-type="string">
            <text:p>SDHSS Social, legal and economic life ongoing</text:p>
          </table:table-cell>
          <table:table-cell office:value-type="string" calcext:value-type="string">
            <text:p>C13 Social Role Embodiment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Geovistory Generic Historical Information Profile</text:p>
          </table:table-cell>
          <table:table-cell office:value-type="string" calcext:value-type="string">
            <text:p>SDHSS Social, legal and economic life ongoing</text:p>
          </table:table-cell>
          <table:table-cell office:value-type="string" calcext:value-type="string">
            <text:p>C5 Membership</text:p>
          </table:table-cell>
          <table:table-cell table:number-columns-repeated="16"/>
        </table:table-row>
        <table:table-row table:style-name="ro1" table:number-rows-repeated="74">
          <table:table-cell table:number-columns-repeated="20"/>
        </table:table-row>
        <table:table-row table:style-name="ro1">
          <table:table-cell table:number-columns-repeated="7"/>
          <table:table-cell table:style-name="ce63" office:value-type="string" calcext:value-type="string">
            <text:p>cote_depot</text:p>
          </table:table-cell>
          <table:table-cell table:style-name="ce63" office:value-type="string" calcext:value-type="string">
            <text:p>h_nom</text:p>
          </table:table-cell>
          <table:table-cell table:style-name="ce64" office:value-type="string" calcext:value-type="string">
            <text:p>f_nom</text:p>
          </table:table-cell>
          <table:table-cell table:style-name="ce64" office:value-type="string" calcext:value-type="string">
            <text:p>pere_h_nom</text:p>
          </table:table-cell>
          <table:table-cell table:style-name="ce64" office:value-type="string" calcext:value-type="string">
            <text:p>mere_h_nom</text:p>
          </table:table-cell>
          <table:table-cell table:style-name="ce64" office:value-type="string" calcext:value-type="string">
            <text:p>pere_f_nom</text:p>
          </table:table-cell>
          <table:table-cell table:style-name="ce64" office:value-type="string" calcext:value-type="string">
            <text:p>mere_f_nom</text:p>
          </table:table-cell>
          <table:table-cell table:style-name="ce66" office:value-type="string" calcext:value-type="string">
            <text:p>contrat</text:p>
          </table:table-cell>
          <table:table-cell table:style-name="ce63" office:value-type="string" calcext:value-type="string">
            <text:p>t1_nom</text:p>
          </table:table-cell>
          <table:table-cell table:style-name="ce63" office:value-type="string" calcext:value-type="string">
            <text:p>t2_nom</text:p>
          </table:table-cell>
          <table:table-cell table:style-name="ce63" office:value-type="string" calcext:value-type="string">
            <text:p>t3_nom</text:p>
          </table:table-cell>
          <table:table-cell table:style-name="ce63" office:value-type="string" calcext:value-type="string">
            <text:p>t4_nom</text:p>
          </table:table-cell>
          <table:table-cell table:style-name="ce63" office:value-type="string" calcext:value-type="string">
            <text:p>h_signature_époux</text:p>
          </table:table-cell>
        </table:table-row>
        <table:table-row table:style-name="ro1">
          <table:table-cell table:number-columns-repeated="7"/>
          <table:table-cell table:style-name="ce63" office:value-type="string" calcext:value-type="string">
            <text:p>cote_sous_serie</text:p>
          </table:table-cell>
          <table:table-cell table:style-name="ce63" office:value-type="string" calcext:value-type="string">
            <text:p>h_prenom</text:p>
          </table:table-cell>
          <table:table-cell table:style-name="ce64" office:value-type="string" calcext:value-type="string">
            <text:p>f_prenom</text:p>
          </table:table-cell>
          <table:table-cell table:style-name="ce64" office:value-type="string" calcext:value-type="string">
            <text:p>pere_h_prenom</text:p>
          </table:table-cell>
          <table:table-cell table:style-name="ce64" office:value-type="string" calcext:value-type="string">
            <text:p>mere_h_prenom</text:p>
          </table:table-cell>
          <table:table-cell table:style-name="ce64" office:value-type="string" calcext:value-type="string">
            <text:p>pere_f_prenom</text:p>
          </table:table-cell>
          <table:table-cell table:style-name="ce64" office:value-type="string" calcext:value-type="string">
            <text:p>mere_f_prenom</text:p>
          </table:table-cell>
          <table:table-cell table:style-name="ce66" office:value-type="string" calcext:value-type="string">
            <text:p>contrat_type</text:p>
          </table:table-cell>
          <table:table-cell table:style-name="ce63" office:value-type="string" calcext:value-type="string">
            <text:p>t1_prenom</text:p>
          </table:table-cell>
          <table:table-cell table:style-name="ce63" office:value-type="string" calcext:value-type="string">
            <text:p>t2_prenom</text:p>
          </table:table-cell>
          <table:table-cell table:style-name="ce63" office:value-type="string" calcext:value-type="string">
            <text:p>t3_prenom</text:p>
          </table:table-cell>
          <table:table-cell table:style-name="ce63" office:value-type="string" calcext:value-type="string">
            <text:p>t4_prenom</text:p>
          </table:table-cell>
          <table:table-cell table:style-name="ce63" office:value-type="string" calcext:value-type="string">
            <text:p>h_signature_épouse</text:p>
          </table:table-cell>
        </table:table-row>
        <table:table-row table:style-name="ro1">
          <table:table-cell table:number-columns-repeated="7"/>
          <table:table-cell table:style-name="ce63" office:value-type="string" calcext:value-type="string">
            <text:p>cote_article</text:p>
          </table:table-cell>
          <table:table-cell table:style-name="ce63" office:value-type="string" calcext:value-type="string">
            <text:p>h_cplt_nom</text:p>
          </table:table-cell>
          <table:table-cell table:style-name="ce64" office:value-type="string" calcext:value-type="string">
            <text:p>f_cplt_nom</text:p>
          </table:table-cell>
          <table:table-cell table:style-name="ce64" office:value-type="string" calcext:value-type="string">
            <text:p>pere_h_cplt_nom</text:p>
          </table:table-cell>
          <table:table-cell table:style-name="ce64" office:value-type="string" calcext:value-type="string">
            <text:p>mere_h_cplt_nom</text:p>
          </table:table-cell>
          <table:table-cell table:style-name="ce64" office:value-type="string" calcext:value-type="string">
            <text:p>pere_f_cplt_nom</text:p>
          </table:table-cell>
          <table:table-cell table:style-name="ce64" office:value-type="string" calcext:value-type="string">
            <text:p>mere_f_cplt_nom</text:p>
          </table:table-cell>
          <table:table-cell table:style-name="ce64" office:value-type="string" calcext:value-type="string">
            <text:p>contrat_annee</text:p>
          </table:table-cell>
          <table:table-cell table:style-name="ce63" office:value-type="string" calcext:value-type="string">
            <text:p>t1_profession</text:p>
          </table:table-cell>
          <table:table-cell table:style-name="ce63" office:value-type="string" calcext:value-type="string">
            <text:p>t2_profession</text:p>
          </table:table-cell>
          <table:table-cell table:style-name="ce63" office:value-type="string" calcext:value-type="string">
            <text:p>t3_profession</text:p>
          </table:table-cell>
          <table:table-cell table:style-name="ce63" office:value-type="string" calcext:value-type="string">
            <text:p>t4_profession</text:p>
          </table:table-cell>
          <table:table-cell table:style-name="ce63" office:value-type="string" calcext:value-type="string">
            <text:p>remarques_saisie</text:p>
          </table:table-cell>
        </table:table-row>
        <table:table-row table:style-name="ro1">
          <table:table-cell table:number-columns-repeated="7"/>
          <table:table-cell table:style-name="ce64" office:value-type="string" calcext:value-type="string">
            <text:p>mariage_numero</text:p>
          </table:table-cell>
          <table:table-cell table:style-name="ce63" office:value-type="string" calcext:value-type="string">
            <text:p>h_profession</text:p>
          </table:table-cell>
          <table:table-cell table:style-name="ce64" office:value-type="string" calcext:value-type="string">
            <text:p>f_profession</text:p>
          </table:table-cell>
          <table:table-cell table:style-name="ce64" office:value-type="string" calcext:value-type="string">
            <text:p>pere_h_profession</text:p>
          </table:table-cell>
          <table:table-cell table:style-name="ce64" office:value-type="string" calcext:value-type="string">
            <text:p>mere_h_profession</text:p>
          </table:table-cell>
          <table:table-cell table:style-name="ce64" office:value-type="string" calcext:value-type="string">
            <text:p>pere_f_activite</text:p>
          </table:table-cell>
          <table:table-cell table:style-name="ce64" office:value-type="string" calcext:value-type="string">
            <text:p>mere_f_activite</text:p>
          </table:table-cell>
          <table:table-cell table:style-name="ce64" office:value-type="string" calcext:value-type="string">
            <text:p>contrat_mois</text:p>
          </table:table-cell>
          <table:table-cell table:style-name="ce63" office:value-type="string" calcext:value-type="string">
            <text:p>t1_adr_voie</text:p>
          </table:table-cell>
          <table:table-cell table:style-name="ce63" office:value-type="string" calcext:value-type="string">
            <text:p>t2_adr_voie</text:p>
          </table:table-cell>
          <table:table-cell table:style-name="ce63" office:value-type="string" calcext:value-type="string">
            <text:p>t3_adr_voie</text:p>
          </table:table-cell>
          <table:table-cell table:style-name="ce63" office:value-type="string" calcext:value-type="string">
            <text:p>t4_adr_voie</text:p>
          </table:table-cell>
          <table:table-cell/>
        </table:table-row>
        <table:table-row table:style-name="ro1">
          <table:table-cell table:number-columns-repeated="7"/>
          <table:table-cell table:style-name="ce64" office:value-type="string" calcext:value-type="string">
            <text:p>mariage_annee</text:p>
          </table:table-cell>
          <table:table-cell table:style-name="ce63" office:value-type="string" calcext:value-type="string">
            <text:p>h_adr_commune</text:p>
          </table:table-cell>
          <table:table-cell table:style-name="ce64" office:value-type="string" calcext:value-type="string">
            <text:p>f_adr_commune</text:p>
          </table:table-cell>
          <table:table-cell table:style-name="ce64" office:value-type="string" calcext:value-type="string">
            <text:p>pere_h_adr_voie</text:p>
          </table:table-cell>
          <table:table-cell table:style-name="ce64" office:value-type="string" calcext:value-type="string">
            <text:p>mere_h_adr_voie</text:p>
          </table:table-cell>
          <table:table-cell table:style-name="ce64" office:value-type="string" calcext:value-type="string">
            <text:p>pere_f_adr_voie</text:p>
          </table:table-cell>
          <table:table-cell table:style-name="ce64" office:value-type="string" calcext:value-type="string">
            <text:p>mere_f_adr_voie</text:p>
          </table:table-cell>
          <table:table-cell table:style-name="ce64" office:value-type="string" calcext:value-type="string">
            <text:p>contrat_jour</text:p>
          </table:table-cell>
          <table:table-cell table:style-name="ce63" office:value-type="string" calcext:value-type="string">
            <text:p>t1_adr_numero</text:p>
          </table:table-cell>
          <table:table-cell table:style-name="ce63" office:value-type="string" calcext:value-type="string">
            <text:p>t2_adr_numero</text:p>
          </table:table-cell>
          <table:table-cell table:style-name="ce63" office:value-type="string" calcext:value-type="string">
            <text:p>t3_adr_numero</text:p>
          </table:table-cell>
          <table:table-cell table:style-name="ce63" office:value-type="string" calcext:value-type="string">
            <text:p>t4_adr_numero</text:p>
          </table:table-cell>
          <table:table-cell/>
        </table:table-row>
        <table:table-row table:style-name="ro1">
          <table:table-cell table:number-columns-repeated="7"/>
          <table:table-cell table:style-name="ce64" office:value-type="string" calcext:value-type="string">
            <text:p>mariage_mois</text:p>
          </table:table-cell>
          <table:table-cell table:style-name="ce63" office:value-type="string" calcext:value-type="string">
            <text:p>h_adr_dpt</text:p>
          </table:table-cell>
          <table:table-cell table:style-name="ce64" office:value-type="string" calcext:value-type="string">
            <text:p>f_adr_dpt</text:p>
          </table:table-cell>
          <table:table-cell table:style-name="ce64" office:value-type="string" calcext:value-type="string">
            <text:p>pere_h_adr_numero</text:p>
          </table:table-cell>
          <table:table-cell table:style-name="ce64" office:value-type="string" calcext:value-type="string">
            <text:p>mere_h_adr_numero</text:p>
          </table:table-cell>
          <table:table-cell table:style-name="ce64" office:value-type="string" calcext:value-type="string">
            <text:p>pere_f_adr_numero</text:p>
          </table:table-cell>
          <table:table-cell table:style-name="ce64" office:value-type="string" calcext:value-type="string">
            <text:p>mere_f_adr_numero</text:p>
          </table:table-cell>
          <table:table-cell table:style-name="ce64" office:value-type="string" calcext:value-type="string">
            <text:p>contra_type</text:p>
          </table:table-cell>
          <table:table-cell table:style-name="ce63" office:value-type="string" calcext:value-type="string">
            <text:p>t1_adr_commune</text:p>
          </table:table-cell>
          <table:table-cell table:style-name="ce63" office:value-type="string" calcext:value-type="string">
            <text:p>t2_adr_commune</text:p>
          </table:table-cell>
          <table:table-cell table:style-name="ce63" office:value-type="string" calcext:value-type="string">
            <text:p>t3_adr_commune</text:p>
          </table:table-cell>
          <table:table-cell table:style-name="ce63" office:value-type="string" calcext:value-type="string">
            <text:p>t4_adr_commune</text:p>
          </table:table-cell>
          <table:table-cell/>
        </table:table-row>
        <table:table-row table:style-name="ro1">
          <table:table-cell table:number-columns-repeated="7"/>
          <table:table-cell table:style-name="ce64" office:value-type="string" calcext:value-type="string">
            <text:p>mariage_jour</text:p>
          </table:table-cell>
          <table:table-cell table:style-name="ce63" office:value-type="string" calcext:value-type="string">
            <text:p>h_adr_voie</text:p>
          </table:table-cell>
          <table:table-cell table:style-name="ce64" office:value-type="string" calcext:value-type="string">
            <text:p>f_adr_voie</text:p>
          </table:table-cell>
          <table:table-cell table:style-name="ce64" office:value-type="string" calcext:value-type="string">
            <text:p>pere_h_adr_commune</text:p>
          </table:table-cell>
          <table:table-cell table:style-name="ce64" office:value-type="string" calcext:value-type="string">
            <text:p>mere_h_adr_commune</text:p>
          </table:table-cell>
          <table:table-cell table:style-name="ce64" office:value-type="string" calcext:value-type="string">
            <text:p>pere_f_adresse_commune</text:p>
          </table:table-cell>
          <table:table-cell table:style-name="ce64" office:value-type="string" calcext:value-type="string">
            <text:p>mere_f_adr_commune</text:p>
          </table:table-cell>
          <table:table-cell table:style-name="ce64" office:value-type="string" calcext:value-type="string">
            <text:p>contrat_notaire_nom</text:p>
          </table:table-cell>
          <table:table-cell table:style-name="ce63" office:value-type="string" calcext:value-type="string">
            <text:p>t1_adr_pays</text:p>
          </table:table-cell>
          <table:table-cell table:style-name="ce63" office:value-type="string" calcext:value-type="string">
            <text:p>t2_adr_pays</text:p>
          </table:table-cell>
          <table:table-cell table:style-name="ce63" office:value-type="string" calcext:value-type="string">
            <text:p>t3_adr_pays</text:p>
          </table:table-cell>
          <table:table-cell table:style-name="ce63" office:value-type="string" calcext:value-type="string">
            <text:p>t4_adr_pays</text:p>
          </table:table-cell>
          <table:table-cell/>
        </table:table-row>
        <table:table-row table:style-name="ro1">
          <table:table-cell table:number-columns-repeated="7"/>
          <table:table-cell table:style-name="ce64" office:value-type="string" calcext:value-type="string">
            <text:p>mariage_heure</text:p>
          </table:table-cell>
          <table:table-cell table:style-name="ce63" office:value-type="string" calcext:value-type="string">
            <text:p>h_adr_numero</text:p>
          </table:table-cell>
          <table:table-cell table:style-name="ce64" office:value-type="string" calcext:value-type="string">
            <text:p>f_adr_numero</text:p>
          </table:table-cell>
          <table:table-cell table:style-name="ce64" office:value-type="string" calcext:value-type="string">
            <text:p>pere_h_adr_dpt</text:p>
          </table:table-cell>
          <table:table-cell table:style-name="ce64" office:value-type="string" calcext:value-type="string">
            <text:p>mere_h_adr_dpt</text:p>
          </table:table-cell>
          <table:table-cell table:style-name="ce64" office:value-type="string" calcext:value-type="string">
            <text:p>pere_f_adr_dpt</text:p>
          </table:table-cell>
          <table:table-cell table:style-name="ce64" office:value-type="string" calcext:value-type="string">
            <text:p>mere_f_adr_dpt</text:p>
          </table:table-cell>
          <table:table-cell table:style-name="ce64" office:value-type="string" calcext:value-type="string">
            <text:p>contrat_notaire_commune</text:p>
          </table:table-cell>
          <table:table-cell table:style-name="ce63" office:value-type="string" calcext:value-type="string">
            <text:p>t1_adr_cplt</text:p>
          </table:table-cell>
          <table:table-cell table:style-name="ce63" office:value-type="string" calcext:value-type="string">
            <text:p>t2_adr_cplt</text:p>
          </table:table-cell>
          <table:table-cell table:style-name="ce63" office:value-type="string" calcext:value-type="string">
            <text:p>t3_adr_cplt</text:p>
          </table:table-cell>
          <table:table-cell table:style-name="ce63" office:value-type="string" calcext:value-type="string">
            <text:p>t4_adr_cplt</text:p>
          </table:table-cell>
          <table:table-cell/>
        </table:table-row>
        <table:table-row table:style-name="ro1">
          <table:table-cell table:number-columns-repeated="7"/>
          <table:table-cell table:style-name="ce64" office:value-type="string" calcext:value-type="string">
            <text:p>mariage_lieu</text:p>
          </table:table-cell>
          <table:table-cell table:style-name="ce63" office:value-type="string" calcext:value-type="string">
            <text:p>h_adr_cplt</text:p>
          </table:table-cell>
          <table:table-cell table:style-name="ce65" office:value-type="string" calcext:value-type="string">
            <text:p>f_h_meme_adresse</text:p>
          </table:table-cell>
          <table:table-cell table:style-name="ce64" office:value-type="string" calcext:value-type="string">
            <text:p>pere_h_adr_pays</text:p>
          </table:table-cell>
          <table:table-cell table:style-name="ce64" office:value-type="string" calcext:value-type="string">
            <text:p>mere_h_adr_pays</text:p>
          </table:table-cell>
          <table:table-cell table:style-name="ce64" office:value-type="string" calcext:value-type="string">
            <text:p>pere_f_adr_pays</text:p>
          </table:table-cell>
          <table:table-cell table:style-name="ce64" office:value-type="string" calcext:value-type="string">
            <text:p>mere_f_adr_pays</text:p>
          </table:table-cell>
          <table:table-cell table:style-name="ce64" office:value-type="string" calcext:value-type="string">
            <text:p>contrat_notaire_dpt</text:p>
          </table:table-cell>
          <table:table-cell table:style-name="ce63" office:value-type="string" calcext:value-type="string">
            <text:p>t1_de_qui</text:p>
          </table:table-cell>
          <table:table-cell table:style-name="ce63" office:value-type="string" calcext:value-type="string">
            <text:p>t2_de_qui</text:p>
          </table:table-cell>
          <table:table-cell table:style-name="ce63" office:value-type="string" calcext:value-type="string">
            <text:p>t3_de_qui</text:p>
          </table:table-cell>
          <table:table-cell table:style-name="ce63" office:value-type="string" calcext:value-type="string">
            <text:p>t4_de_qui</text:p>
          </table:table-cell>
          <table:table-cell/>
        </table:table-row>
        <table:table-row table:style-name="ro1">
          <table:table-cell table:number-columns-repeated="7"/>
          <table:table-cell table:style-name="ce64" office:value-type="string" calcext:value-type="string">
            <text:p>mariage_remarques</text:p>
          </table:table-cell>
          <table:table-cell table:style-name="ce63" office:value-type="string" calcext:value-type="string">
            <text:p>h_naissance_annee</text:p>
          </table:table-cell>
          <table:table-cell table:style-name="ce64" office:value-type="string" calcext:value-type="string">
            <text:p>f_adr_cplt</text:p>
          </table:table-cell>
          <table:table-cell table:style-name="ce64" office:value-type="string" calcext:value-type="string">
            <text:p>pere_h_adr_cplt</text:p>
          </table:table-cell>
          <table:table-cell table:style-name="ce64" office:value-type="string" calcext:value-type="string">
            <text:p>mere_h_adr_cplt</text:p>
          </table:table-cell>
          <table:table-cell table:style-name="ce64" office:value-type="string" calcext:value-type="string">
            <text:p>pere_f_adr_cplt</text:p>
          </table:table-cell>
          <table:table-cell table:style-name="ce64" office:value-type="string" calcext:value-type="string">
            <text:p>mere_f_adr_cplt</text:p>
          </table:table-cell>
          <table:table-cell table:style-name="ce64" office:value-type="string" calcext:value-type="string">
            <text:p>contrat_cplt</text:p>
          </table:table-cell>
          <table:table-cell table:style-name="ce63" office:value-type="string" calcext:value-type="string">
            <text:p>t1_relation_familiale</text:p>
          </table:table-cell>
          <table:table-cell table:style-name="ce63" office:value-type="string" calcext:value-type="string">
            <text:p>t2_relation_familiale</text:p>
          </table:table-cell>
          <table:table-cell table:style-name="ce63" office:value-type="string" calcext:value-type="string">
            <text:p>t3_relation_familiale</text:p>
          </table:table-cell>
          <table:table-cell table:style-name="ce63" office:value-type="string" calcext:value-type="string">
            <text:p>t4_relation_familiale</text:p>
          </table:table-cell>
          <table:table-cell/>
        </table:table-row>
        <table:table-row table:style-name="ro1">
          <table:table-cell table:number-columns-repeated="8"/>
          <table:table-cell table:style-name="ce63" office:value-type="string" calcext:value-type="string">
            <text:p>h_naissance_mois</text:p>
          </table:table-cell>
          <table:table-cell table:style-name="ce64" office:value-type="string" calcext:value-type="string">
            <text:p>f_naissance_annee</text:p>
          </table:table-cell>
          <table:table-cell table:style-name="ce64" office:value-type="string" calcext:value-type="string">
            <text:p>pere_h_presence</text:p>
          </table:table-cell>
          <table:table-cell table:style-name="ce64" office:value-type="string" calcext:value-type="string">
            <text:p>mere_h_presence</text:p>
          </table:table-cell>
          <table:table-cell table:style-name="ce64" office:value-type="string" calcext:value-type="string">
            <text:p>pere_f_presence</text:p>
          </table:table-cell>
          <table:table-cell table:style-name="ce64" office:value-type="string" calcext:value-type="string">
            <text:p>mere_f_presence</text:p>
          </table:table-cell>
          <table:table-cell table:style-name="ce64" office:value-type="string" calcext:value-type="string">
            <text:p>contrat_remarque</text:p>
          </table:table-cell>
          <table:table-cell table:style-name="ce63" office:value-type="string" calcext:value-type="string">
            <text:p>t1_remarque</text:p>
          </table:table-cell>
          <table:table-cell table:style-name="ce63" office:value-type="string" calcext:value-type="string">
            <text:p>t2_remarque</text:p>
          </table:table-cell>
          <table:table-cell table:style-name="ce63" office:value-type="string" calcext:value-type="string">
            <text:p>t3_remarque</text:p>
          </table:table-cell>
          <table:table-cell table:style-name="ce63" office:value-type="string" calcext:value-type="string">
            <text:p>t4_remarque</text:p>
          </table:table-cell>
          <table:table-cell/>
        </table:table-row>
        <table:table-row table:style-name="ro1">
          <table:table-cell table:number-columns-repeated="8"/>
          <table:table-cell table:style-name="ce63" office:value-type="string" calcext:value-type="string">
            <text:p>h_naissance_jour</text:p>
          </table:table-cell>
          <table:table-cell table:style-name="ce64" office:value-type="string" calcext:value-type="string">
            <text:p>f_naissance_mois</text:p>
          </table:table-cell>
          <table:table-cell table:style-name="ce64" office:value-type="string" calcext:value-type="string">
            <text:p>pere_h_remarque</text:p>
          </table:table-cell>
          <table:table-cell table:style-name="ce65" office:value-type="string" calcext:value-type="string">
            <text:p>mere_h_cplt</text:p>
          </table:table-cell>
          <table:table-cell table:style-name="ce65" office:value-type="string" calcext:value-type="string">
            <text:p>pere_f_cplt</text:p>
          </table:table-cell>
          <table:table-cell table:style-name="ce65" office:value-type="string" calcext:value-type="string">
            <text:p>mere_f_cplt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63" office:value-type="string" calcext:value-type="string">
            <text:p>h_naissance_cplt_date</text:p>
          </table:table-cell>
          <table:table-cell table:style-name="ce64" office:value-type="string" calcext:value-type="string">
            <text:p>f_naissance_jour</text:p>
          </table:table-cell>
          <table:table-cell office:value-type="string" calcext:value-type="string">
            <text:p><text:s/></text:p>
          </table:table-cell>
          <table:table-cell table:style-name="ce64" office:value-type="string" calcext:value-type="string">
            <text:p>mere_h_remarque</text:p>
          </table:table-cell>
          <table:table-cell table:style-name="ce63" office:value-type="string" calcext:value-type="string">
            <text:p>pere_f_remarque</text:p>
          </table:table-cell>
          <table:table-cell table:style-name="ce63" office:value-type="string" calcext:value-type="string">
            <text:p>mere_f_remarque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63" office:value-type="string" calcext:value-type="string">
            <text:p>h_naissance_commune</text:p>
          </table:table-cell>
          <table:table-cell table:style-name="ce64" office:value-type="string" calcext:value-type="string">
            <text:p>f_naissance_cplt_date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3" office:value-type="string" calcext:value-type="string">
            <text:p>h_naissance_dpt</text:p>
          </table:table-cell>
          <table:table-cell table:style-name="ce64" office:value-type="string" calcext:value-type="string">
            <text:p>f_naissance_commune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3" office:value-type="string" calcext:value-type="string">
            <text:p>h_naissance_ pays</text:p>
          </table:table-cell>
          <table:table-cell table:style-name="ce64" office:value-type="string" calcext:value-type="string">
            <text:p>f_naissance_dpt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3" office:value-type="string" calcext:value-type="string">
            <text:p>h_naissance_cplt</text:p>
          </table:table-cell>
          <table:table-cell table:style-name="ce64" office:value-type="string" calcext:value-type="string">
            <text:p>f_naissance_pays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3" office:value-type="string" calcext:value-type="string">
            <text:p>h_veuf</text:p>
          </table:table-cell>
          <table:table-cell table:style-name="ce64" office:value-type="string" calcext:value-type="string">
            <text:p>f_naissance_cplt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3" office:value-type="string" calcext:value-type="string">
            <text:p>h_nom_prenoms_epouse_dcd</text:p>
          </table:table-cell>
          <table:table-cell table:style-name="ce64" office:value-type="string" calcext:value-type="string">
            <text:p>f_veuve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3" office:value-type="string" calcext:value-type="string">
            <text:p>h_date_lieu_decès_epouse_dcd</text:p>
          </table:table-cell>
          <table:table-cell table:style-name="ce64" office:value-type="string" calcext:value-type="string">
            <text:p>f_nom_prenoms_epoux_dcd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63" office:value-type="string" calcext:value-type="string">
            <text:p>h_remarque</text:p>
          </table:table-cell>
          <table:table-cell table:style-name="ce64" office:value-type="string" calcext:value-type="string">
            <text:p>f_date_deces_epoux_dcd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64" office:value-type="string" calcext:value-type="string">
            <text:p>f_remarque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 table:number-rows-repeated="10484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2">
      <number:fraction number:min-integer-digits="0" number:min-numerator-digits="1" loext:max-numerator-digits="1" number:min-denominator-digits="1" number:max-denominator-value="9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3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3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0cm" fo:margin-bottom="0cm" fo:margin-left="2cm" fo:margin-right="2cm" style:first-page-number="continue" style:writing-mode="lr-tb"/>
      <style:header-style>
        <style:header-footer-properties fo:min-height="0.75cm" fo:margin-left="0cm" fo:margin-right="0cm" fo:margin-bottom="2.251cm"/>
      </style:header-style>
      <style:footer-style>
        <style:header-footer-properties fo:min-height="0.75cm" fo:margin-left="0cm" fo:margin-right="0cm" fo:margin-top="2.251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3:21:29.6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ensement_5f_croix_5f_rousse1851202" style:display-name="PageStyle_recensement_croix_rousse185120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censement_5f_croix_5f_rousse1851202_20_1" style:display-name="PageStyle_recensement_croix_rousse1851202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mariages" style:display-name="PageStyle_mariag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  <style:footer-first style:display="false">
        <text:p><text:span text:style-name="MT2">Page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4-19T15:22:35.237000000</dc:date>
    <meta:editing-duration>P1DT19H39M48S</meta:editing-duration>
    <meta:editing-cycles>33</meta:editing-cycles>
    <meta:document-statistic meta:table-count="1" meta:cell-count="258" meta:object-count="0"/>
  </office:meta>
</office:document-meta>
</file>